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C000001547FDB185F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as-char" svg:width="11.748cm" svg:height="8.996cm" draw:z-index="0"><draw:image xlink:href="Pictures/10000000000001BC000001547FDB185F.jpg" xlink:type="simple" xlink:show="embed" xlink:actuate="onLoad" draw:mime-type="image/jpeg"/><svg:title>Image of a house</svg:title><svg:desc>House here</svg:desc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5T10:17:27.298000000</meta:creation-date>
    <dc:date>2024-07-05T10:51:29.179000000</dc:date>
    <meta:editing-duration>PT1M36S</meta:editing-duration>
    <meta:editing-cycles>2</meta:editing-cycles>
    <meta:generator>LibreOfficeDev/25.2.0.0.alpha0$Windows_X86_64 LibreOffice_project/9877ab0b5ebadf70a138db582f298bf0e5d1cd9e</meta:generator>
    <dc:title>PDF</dc:title>
    <meta:document-statistic meta:table-count="0" meta:image-count="1" meta:object-count="0" meta:page-count="1" meta:paragraph-count="1" meta:word-count="0" meta:character-count="0" meta:non-whitespace-character-count="0"/>
  </office:meta>
</office:document-meta>
</file>